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, monospace"/>
    <style:font-face style:name="akzidenz" svg:font-family="akzidenz, apple-system, BlinkMacSystemFont, 'Segoe UI', Helvetica, Arial, sans-serif, 'Apple Color Emoji', 'Segoe UI Emoji', 'Segoe UI Symbol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margin-top="0cm" fo:margin-bottom="0.847cm" loext:contextual-spacing="false" fo:orphans="2" fo:widows="2" fo:text-indent="0cm" style:auto-text-indent="false"/>
      <style:text-properties fo:font-variant="normal" fo:text-transform="none" fo:color="#424950" style:font-name="akzidenz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847cm" loext:contextual-spacing="false" fo:orphans="2" fo:widows="2" fo:text-indent="0cm" style:auto-text-indent="false"/>
      <style:text-properties fo:font-variant="normal" fo:text-transform="none" fo:color="#424950" style:font-name="akzidenz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847cm" loext:contextual-spacing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font-style="normal" fo:font-weight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424950" style:font-name="akzidenz" fo:font-size="12pt" fo:letter-spacing="normal" fo:font-style="normal" fo:font-weight="bold"/>
    </style:style>
    <style:style style:name="P7" style:family="paragraph" style:parent-style-name="Text_20_body">
      <style:paragraph-properties fo:margin-left="0cm" fo:margin-right="0cm" fo:margin-top="0cm" fo:margin-bottom="0.423cm" loext:contextual-spacing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423cm" loext:contextual-spacing="false" fo:text-indent="0cm" style:auto-text-indent="false"/>
      <style:text-properties fo:font-variant="normal" fo:text-transform="none" fo:font-style="normal" fo:font-weight="bold"/>
    </style:style>
    <style:style style:name="P9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424950" style:font-name="akzidenz" fo:font-size="12pt" fo:letter-spacing="normal" fo:font-style="normal" fo:font-weight="bold"/>
    </style:style>
    <style:style style:name="P10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11" style:family="paragraph" style:parent-style-name="Preformatted_20_Text">
      <loext:graphic-properties draw:fill="solid" draw:fill-color="#edf4f7" draw:opacity="100%"/>
      <style:paragraph-properties fo:margin-left="0cm" fo:margin-right="0cm" fo:margin-top="0cm" fo:margin-bottom="0.423cm" loext:contextual-spacing="false" fo:orphans="2" fo:widows="2" fo:text-indent="0cm" style:auto-text-indent="false" fo:background-color="#edf4f7" fo:padding="0.423cm" fo:border-left="2.24pt solid #bdced4" fo:border-right="0.74pt solid #bdced4" fo:border-top="0.74pt solid #bdced4" fo:border-bottom="0.74pt solid #bdced4"/>
      <style:text-properties fo:font-variant="normal" fo:text-transform="none" fo:color="#424243" style:font-name="Source Code Pro" fo:font-size="12pt" fo:letter-spacing="normal" fo:font-style="normal" fo:font-weight="normal"/>
    </style:style>
    <style:style style:name="P12" style:family="paragraph" style:parent-style-name="Text_20_body">
      <style:text-properties fo:font-variant="normal" fo:text-transform="none" fo:color="#424950" style:font-name="akzidenz" fo:font-size="12pt" fo:letter-spacing="normal" fo:font-style="normal" fo:font-weight="bold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.847cm" loext:contextual-spacing="false"/>
    </style:style>
    <style:style style:name="P15" style:family="paragraph" style:parent-style-name="Text_20_body">
      <style:paragraph-properties fo:margin-top="0cm" fo:margin-bottom="0.847cm" loext:contextual-spacing="false" fo:orphans="2" fo:widows="2"/>
      <style:text-properties fo:font-variant="normal" fo:text-transform="none" fo:color="#424950" style:font-name="akzidenz" fo:font-size="12pt" fo:letter-spacing="normal" fo:font-style="normal" fo:font-weight="normal"/>
    </style:style>
    <style:style style:name="P16" style:family="paragraph" style:parent-style-name="Text_20_body">
      <style:paragraph-properties fo:margin-top="0cm" fo:margin-bottom="0.847cm" loext:contextual-spacing="false" fo:orphans="2" fo:widows="2"/>
    </style:style>
    <style:style style:name="P17" style:family="paragraph" style:parent-style-name="Text_20_body">
      <style:paragraph-properties fo:margin-left="0.212cm" fo:margin-right="0.212cm" fo:margin-top="0cm" fo:margin-bottom="0cm" loext:contextual-spacing="false" fo:orphans="2" fo:widows="2" fo:text-indent="0cm" style:auto-text-indent="false"/>
    </style:style>
    <style:style style:name="P18" style:family="paragraph" style:parent-style-name="Text_20_body">
      <style:paragraph-properties fo:margin-left="0cm" fo:margin-right="0.423cm" fo:margin-top="0cm" fo:margin-bottom="0cm" loext:contextual-spacing="false" fo:text-indent="0cm" style:auto-text-indent="false"/>
    </style:style>
    <style:style style:name="P19" style:family="paragraph" style:parent-style-name="Text_20_body">
      <style:paragraph-properties fo:margin-left="0cm" fo:margin-right="0.423cm" fo:margin-top="0cm" fo:margin-bottom="0cm" loext:contextual-spacing="false" fo:text-indent="0cm" style:auto-text-indent="false"/>
      <style:text-properties fo:font-weight="bold" style:font-weight-asian="bold" style:font-weight-complex="bold"/>
    </style:style>
    <style:style style:name="P20" style:family="paragraph" style:parent-style-name="Text_20_body">
      <style:paragraph-properties fo:margin-left="0cm" fo:margin-right="0.423cm" fo:margin-top="0cm" fo:margin-bottom="0cm" loext:contextual-spacing="false" fo:orphans="2" fo:widows="2" fo:text-indent="0cm" style:auto-text-indent="false"/>
      <style:text-properties fo:font-variant="normal" fo:text-transform="none" fo:color="#424950" style:font-name="akzidenz" fo:font-size="12pt" fo:letter-spacing="normal" fo:font-style="normal" fo:font-weight="normal"/>
    </style:style>
    <style:style style:name="P21" style:family="paragraph" style:parent-style-name="Text_20_body">
      <style:paragraph-properties fo:margin-left="0cm" fo:margin-right="0.423cm" fo:margin-top="0cm" fo:margin-bottom="0cm" loext:contextual-spacing="false" fo:orphans="2" fo:widows="2" fo:text-indent="0cm" style:auto-text-indent="false"/>
      <style:text-properties fo:font-variant="normal" fo:text-transform="none" fo:color="#424950" style:font-name="akzidenz" fo:font-size="12pt" fo:letter-spacing="normal" fo:font-style="normal" fo:font-weight="bold" style:font-weight-asian="bold" style:font-weight-complex="bold"/>
    </style:style>
    <style:style style:name="P22" style:family="paragraph" style:parent-style-name="Text_20_body">
      <style:paragraph-properties fo:margin-left="0cm" fo:margin-right="0.423cm" fo:margin-top="0cm" fo:margin-bottom="0cm" loext:contextual-spacing="false" fo:text-align="center" style:justify-single-word="false" fo:text-indent="0cm" style:auto-text-indent="false"/>
    </style:style>
    <style:style style:name="P23" style:family="paragraph" style:parent-style-name="Text_20_body">
      <style:paragraph-properties fo:margin-left="0cm" fo:margin-right="0.423cm" fo:margin-top="0cm" fo:margin-bottom="0cm" loext:contextual-spacing="false" fo:orphans="2" fo:widows="2" fo:text-indent="0cm" style:auto-text-indent="false"/>
    </style:style>
    <style:style style:name="P24" style:family="paragraph" style:parent-style-name="Heading_20_3">
      <style:text-properties fo:font-variant="normal" fo:text-transform="none" fo:font-size="18pt" fo:font-style="normal" fo:font-weight="normal"/>
    </style:style>
    <style:style style:name="P25" style:family="paragraph" style:parent-style-name="Preformatted_20_Text">
      <loext:graphic-properties draw:fill="solid" draw:fill-color="#edf4f7" draw:opacity="100%"/>
      <style:paragraph-properties fo:margin-top="0cm" fo:margin-bottom="0.423cm" loext:contextual-spacing="false" fo:orphans="2" fo:widows="2" fo:background-color="#edf4f7" fo:padding="0.423cm" fo:border-left="2.24pt solid #bdced4" fo:border-right="0.74pt solid #bdced4" fo:border-top="0.74pt solid #bdced4" fo:border-bottom="0.74pt solid #bdced4"/>
      <style:text-properties fo:font-variant="normal" fo:text-transform="none" fo:color="#424243" fo:letter-spacing="normal"/>
    </style:style>
    <style:style style:name="P26" style:family="paragraph" style:parent-style-name="Preformatted_20_Text">
      <loext:graphic-properties draw:fill="solid" draw:fill-color="#edf4f7" draw:opacity="100%"/>
      <style:paragraph-properties fo:margin-top="0cm" fo:margin-bottom="0.423cm" loext:contextual-spacing="false" fo:orphans="2" fo:widows="2" fo:background-color="#edf4f7" fo:padding="0.423cm" fo:border-left="2.24pt solid #bdced4" fo:border-right="0.74pt solid #bdced4" fo:border-top="0.74pt solid #bdced4" fo:border-bottom="0.74pt solid #bdced4"/>
      <style:text-properties fo:font-variant="normal" fo:text-transform="none" fo:color="#424243" style:font-name="Source Code Pro" fo:font-size="12pt" fo:letter-spacing="normal" fo:font-style="normal" fo:font-weight="normal"/>
    </style:style>
    <style:style style:name="P27" style:family="paragraph" style:parent-style-name="Heading_20_3">
      <style:paragraph-properties fo:margin-left="0cm" fo:margin-right="0cm" fo:margin-top="0cm" fo:margin-bottom="0.423cm" loext:contextual-spacing="false" fo:line-height="142%" fo:text-indent="0cm" style:auto-text-indent="false" fo:padding-left="0cm" fo:padding-right="0cm" fo:padding-top="0cm" fo:padding-bottom="0.423cm" fo:border-left="none" fo:border-right="none" fo:border-top="none" fo:border-bottom="0.06pt solid #d0dcdd"/>
      <style:text-properties fo:font-variant="normal" fo:text-transform="none" fo:font-size="18pt" fo:font-style="normal" fo:font-weight="normal"/>
    </style:style>
    <style:style style:name="P28" style:family="paragraph" style:parent-style-name="Standard">
      <style:text-properties fo:font-weight="bold" officeooo:paragraph-rsid="000f12bc" style:font-weight-asian="bold" style:font-weight-complex="bold"/>
    </style:style>
    <style:style style:name="P29" style:family="paragraph" style:parent-style-name="Standard">
      <style:text-properties fo:font-variant="normal" fo:text-transform="none" fo:color="#424950" style:font-name="akzidenz" fo:font-size="12pt" fo:letter-spacing="normal" fo:font-style="normal" fo:font-weight="normal" officeooo:paragraph-rsid="000f12bc" style:font-weight-asian="bold" style:font-weight-complex="bold"/>
    </style:style>
    <style:style style:name="P30" style:family="paragraph" style:parent-style-name="Text_20_body">
      <style:paragraph-properties fo:margin-left="0cm" fo:margin-right="0.423cm" fo:margin-top="0cm" fo:margin-bottom="0cm" loext:contextual-spacing="false" fo:text-indent="0cm" style:auto-text-indent="false"/>
    </style:style>
    <style:style style:name="P31" style:family="paragraph" style:parent-style-name="Text_20_body">
      <style:paragraph-properties fo:margin-left="0cm" fo:margin-right="0.423cm" fo:margin-top="0cm" fo:margin-bottom="0cm" loext:contextual-spacing="false" fo:text-indent="0cm" style:auto-text-indent="false"/>
      <style:text-properties officeooo:paragraph-rsid="000f12bc"/>
    </style:style>
    <style:style style:name="P32" style:family="paragraph" style:parent-style-name="Text_20_body">
      <style:paragraph-properties fo:margin-left="0cm" fo:margin-right="0.423cm" fo:margin-top="0cm" fo:margin-bottom="0cm" loext:contextual-spacing="false" fo:text-indent="0cm" style:auto-text-indent="false"/>
      <style:text-properties fo:font-weight="bold" style:font-weight-asian="bold" style:font-weight-complex="bold"/>
    </style:style>
    <style:style style:name="P33" style:family="paragraph" style:parent-style-name="Text_20_body">
      <style:paragraph-properties fo:margin-left="0cm" fo:margin-right="0.423cm" fo:margin-top="0cm" fo:margin-bottom="0cm" loext:contextual-spacing="false" fo:text-indent="0cm" style:auto-text-indent="false"/>
      <style:text-properties fo:font-weight="bold" officeooo:paragraph-rsid="000f12bc" style:font-weight-asian="bold" style:font-weight-complex="bold"/>
    </style:style>
    <style:style style:name="P34" style:family="paragraph" style:parent-style-name="Text_20_body">
      <style:paragraph-properties fo:margin-left="0cm" fo:margin-right="0.423cm" fo:margin-top="0cm" fo:margin-bottom="0cm" loext:contextual-spacing="false" fo:text-indent="0cm" style:auto-text-indent="false"/>
      <style:text-properties fo:font-variant="normal" fo:text-transform="none" fo:font-style="normal" fo:font-weight="bold" officeooo:paragraph-rsid="000f12bc" style:font-weight-asian="bold" style:font-weight-complex="bold"/>
    </style:style>
    <style:style style:name="P35" style:family="paragraph" style:parent-style-name="Text_20_body">
      <style:paragraph-properties fo:margin-left="0cm" fo:margin-right="0.423cm" fo:margin-top="0cm" fo:margin-bottom="0cm" loext:contextual-spacing="false" fo:orphans="2" fo:widows="2" fo:text-indent="0cm" style:auto-text-indent="false"/>
      <style:text-properties fo:font-variant="normal" fo:text-transform="none" fo:color="#424950" style:font-name="akzidenz" fo:font-size="12pt" fo:letter-spacing="normal" fo:font-style="normal" fo:font-weight="normal"/>
    </style:style>
    <style:style style:name="P36" style:family="paragraph" style:parent-style-name="Text_20_body">
      <style:paragraph-properties fo:margin-left="0cm" fo:margin-right="0.423cm" fo:margin-top="0cm" fo:margin-bottom="0cm" loext:contextual-spacing="false" fo:text-indent="0cm" style:auto-text-indent="false"/>
      <style:text-properties fo:font-variant="normal" fo:text-transform="none" fo:color="#424950" style:font-name="akzidenz" fo:font-size="12pt" fo:letter-spacing="normal" fo:font-style="normal" fo:font-weight="bold" officeooo:paragraph-rsid="000f12bc" style:font-weight-asian="bold" style:font-weight-complex="bold"/>
    </style:style>
    <style:style style:name="P37" style:family="paragraph" style:parent-style-name="Text_20_body">
      <style:paragraph-properties fo:margin-left="0cm" fo:margin-right="0.423cm" fo:margin-top="0cm" fo:margin-bottom="0cm" loext:contextual-spacing="false" fo:orphans="2" fo:widows="2" fo:text-indent="0cm" style:auto-text-indent="false"/>
      <style:text-properties fo:font-variant="normal" fo:text-transform="none" fo:color="#424950" style:font-name="akzidenz" fo:font-size="12pt" fo:letter-spacing="normal" fo:font-style="normal" fo:font-weight="bold" style:font-weight-asian="bold" style:font-weight-complex="bold"/>
    </style:style>
    <style:style style:name="P38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424950" style:font-name="akzidenz" fo:font-size="12pt" fo:letter-spacing="normal" fo:font-style="normal" fo:font-weight="bold"/>
    </style:style>
    <style:style style:name="P39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424950" style:font-name="akzidenz" fo:font-size="12pt" fo:letter-spacing="normal" fo:font-style="normal" fo:font-weight="bold" officeooo:paragraph-rsid="000f12bc"/>
    </style:style>
    <style:style style:name="P40" style:family="paragraph" style:parent-style-name="Text_20_body">
      <style:paragraph-properties fo:margin-left="0cm" fo:margin-right="0cm" fo:margin-top="0cm" fo:margin-bottom="0.423cm" loext:contextual-spacing="false" fo:text-indent="0cm" style:auto-text-indent="false"/>
      <style:text-properties fo:font-variant="normal" fo:text-transform="none" fo:font-style="normal" fo:font-weight="bold"/>
    </style:style>
    <style:style style:name="P4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officeooo:paragraph-rsid="000f12bc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font-style="normal" fo:font-weight="bold"/>
    </style:style>
    <style:style style:name="P43" style:family="paragraph" style:parent-style-name="Text_20_body">
      <style:paragraph-properties fo:margin-left="0cm" fo:margin-right="0cm" fo:margin-top="0cm" fo:margin-bottom="0.847cm" loext:contextual-spacing="false" fo:orphans="2" fo:widows="2" fo:text-indent="0cm" style:auto-text-indent="false"/>
      <style:text-properties fo:font-variant="normal" fo:text-transform="none" fo:color="#424950" style:font-name="akzidenz" fo:font-size="12pt" fo:letter-spacing="normal" fo:font-style="normal" fo:font-weight="normal"/>
    </style:style>
    <style:style style:name="P44" style:family="paragraph" style:parent-style-name="Text_20_body">
      <style:paragraph-properties fo:margin-top="0cm" fo:margin-bottom="0cm" loext:contextual-spacing="false"/>
    </style:style>
    <style:style style:name="P45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46" style:family="paragraph" style:parent-style-name="Text_20_body">
      <style:paragraph-properties fo:margin-top="0cm" fo:margin-bottom="0.847cm" loext:contextual-spacing="false"/>
    </style:style>
    <style:style style:name="P47" style:family="paragraph" style:parent-style-name="Text_20_body">
      <style:paragraph-properties fo:margin-left="0.212cm" fo:margin-right="0.212cm" fo:margin-top="0cm" fo:margin-bottom="0cm" loext:contextual-spacing="false" fo:text-indent="0cm" style:auto-text-indent="false"/>
    </style:style>
    <style:style style:name="P48" style:family="paragraph" style:parent-style-name="Text_20_body">
      <style:paragraph-properties fo:margin-left="0.212cm" fo:margin-right="0.212cm" fo:margin-top="0cm" fo:margin-bottom="0cm" loext:contextual-spacing="false" fo:orphans="2" fo:widows="2" fo:text-indent="0cm" style:auto-text-indent="false"/>
    </style:style>
    <style:style style:name="P49" style:family="paragraph">
      <style:paragraph-properties fo:text-align="start"/>
      <style:text-properties style:font-name="inherit" fo:font-size="12pt"/>
    </style:style>
    <style:style style:name="T1" style:family="text">
      <style:text-properties fo:font-variant="normal" fo:text-transform="none" fo:font-style="normal" fo:font-weight="bold"/>
    </style:style>
    <style:style style:name="T2" style:family="text">
      <style:text-properties fo:font-variant="normal" fo:text-transform="none" fo:font-style="normal" fo:font-weight="bold" loext:padding="0cm" loext:border="none"/>
    </style:style>
    <style:style style:name="T3" style:family="text">
      <style:text-properties fo:font-variant="normal" fo:text-transform="none" fo:color="#13aa52" fo:font-style="normal" fo:font-weight="bold" loext:padding="0cm" loext:border="none"/>
    </style:style>
    <style:style style:name="T4" style:family="text">
      <style:text-properties fo:font-variant="normal" fo:text-transform="none" fo:color="#13aa52" fo:font-style="normal" fo:font-weight="normal" loext:padding="0cm" loext:border="none"/>
    </style:style>
    <style:style style:name="T5" style:family="text">
      <style:text-properties fo:font-variant="normal" fo:text-transform="none" fo:color="#13aa52" style:font-name="akzidenz" fo:font-size="12pt" fo:letter-spacing="normal" fo:font-style="normal" fo:font-weight="bold" loext:padding="0cm" loext:border="none"/>
    </style:style>
    <style:style style:name="T6" style:family="text">
      <style:text-properties fo:font-variant="normal" fo:text-transform="none" fo:color="#13aa52" style:font-name="akzidenz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424950" style:font-name="akzidenz" fo:font-size="12pt" fo:letter-spacing="normal" fo:font-style="normal" fo:font-weight="bold"/>
    </style:style>
    <style:style style:name="T8" style:family="text">
      <style:text-properties fo:font-variant="normal" fo:text-transform="none" fo:color="#424950" style:font-name="akzidenz" fo:font-size="12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424950" style:font-name="akzidenz" fo:font-size="12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424950" style:font-name="akzidenz" fo:font-size="12pt" fo:letter-spacing="normal" fo:font-style="normal" fo:font-weight="bold" officeooo:rsid="000c3cd0" style:font-weight-asian="bold" style:font-weight-complex="bold"/>
    </style:style>
    <style:style style:name="T11" style:family="text">
      <style:text-properties fo:font-variant="normal" fo:text-transform="none" fo:color="#424950" style:font-name="akzidenz" fo:font-size="12pt" fo:letter-spacing="normal" fo:font-style="normal" fo:font-weight="normal"/>
    </style:style>
    <style:style style:name="T12" style:family="text">
      <style:text-properties officeooo:rsid="0003a453"/>
    </style:style>
    <style:style style:name="T13" style:family="text">
      <style:text-properties officeooo:rsid="00058a91"/>
    </style:style>
    <style:style style:name="T14" style:family="text">
      <style:text-properties officeooo:rsid="0006bb2b"/>
    </style:style>
    <style:style style:name="T15" style:family="text">
      <style:text-properties officeooo:rsid="00086553"/>
    </style:style>
    <style:style style:name="T16" style:family="text">
      <style:text-properties officeooo:rsid="0009e7c6"/>
    </style:style>
    <style:style style:name="T17" style:family="text">
      <style:text-properties officeooo:rsid="000a8646"/>
    </style:style>
    <style:style style:name="T18" style:family="text">
      <style:text-properties officeooo:rsid="000b5c68"/>
    </style:style>
    <style:style style:name="T19" style:family="text">
      <style:text-properties officeooo:rsid="000c23ee"/>
    </style:style>
    <style:style style:name="T20" style:family="text">
      <style:text-properties officeooo:rsid="000c2ce4"/>
    </style:style>
    <style:style style:name="T21" style:family="text">
      <style:text-properties style:font-name="Source Code Pro" fo:font-size="12pt" fo:font-style="normal" fo:font-weight="normal"/>
    </style:style>
    <style:style style:name="T22" style:family="text">
      <style:text-properties officeooo:rsid="000c3cd0"/>
    </style:style>
    <style:style style:name="T23" style:family="text">
      <style:text-properties officeooo:rsid="000c5e5f"/>
    </style:style>
    <style:style style:name="T24" style:family="text">
      <style:text-properties officeooo:rsid="000d6aca"/>
    </style:style>
    <style:style style:name="T25" style:family="text">
      <style:text-properties officeooo:rsid="000f12bc"/>
    </style:style>
    <style:style style:name="T26" style:family="text">
      <style:text-properties officeooo:rsid="0010bab5"/>
    </style:style>
    <style:style style:name="T27" style:family="text">
      <style:text-properties officeooo:rsid="001279d1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heckAll" form:control-implementation="ooo:com.sun.star.form.component.CheckBox" xml:id="control1" form:id="control1" form:disabled="true" form:valu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All" form:control-implementation="ooo:com.sun.star.form.component.CheckBox" xml:id="control2" form:id="control2" form:disabled="true" form:value="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All" form:control-implementation="ooo:com.sun.star.form.component.CheckBox" xml:id="control3" form:id="control3" form:disabled="true" form:value="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heckAll" form:control-implementation="ooo:com.sun.star.form.component.CheckBox" xml:id="control4" form:id="control4" form:value="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All" form:control-implementation="ooo:com.sun.star.form.component.CheckBox" xml:id="control5" form:id="control5" form:value="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All" form:control-implementation="ooo:com.sun.star.form.component.CheckBox" xml:id="control6" form:id="control6" form:value="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All" form:control-implementation="ooo:com.sun.star.form.component.CheckBox" xml:id="control7" form:id="control7" form:valu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All" form:control-implementation="ooo:com.sun.star.form.component.CheckBox" xml:id="control8" form:id="control8" form:value="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3">What is Replication?</text:h>
      <text:p text:style-name="P5">Problem:</text:p>
      <text:p text:style-name="P14">Which of the following are true about binary replication and statement-based replication?</text:p>
      <text:p text:style-name="P8">Check all answers that apply:</text:p>
      <text:p text:style-name="P7"><text:span text:style-name="Strong_20_Emphasis"><text:span text:style-name="T1">Attempts Remaining:</text:span></text:span><text:span text:style-name="T3">Correct Answer</text:span></text:p>
      <text:p text:style-name="P19"><text:bookmark text:name="checkAll2"/><draw:control text:anchor-type="as-char" draw:z-index="0" draw:style-name="gr1" draw:text-style-name="P49" svg:width="0.345cm" svg:height="0.345cm" draw:control="control1"/><text:span text:style-name="T12">x</text:span></text:p>
      <text:p text:style-name="P13">MongoDB uses statement-based replication, not binary replication.</text:p>
      <text:p text:style-name="P19"><text:bookmark text:name="checkAll1"/><draw:control text:anchor-type="as-char" draw:z-index="1" draw:style-name="gr1" draw:text-style-name="P49" svg:width="0.345cm" svg:height="0.345cm" draw:control="control2"/><text:span text:style-name="T12">x</text:span></text:p>
      <text:p text:style-name="P13">Statement-based replication is platform independent.</text:p>
      <text:p text:style-name="P18"><text:bookmark text:name="checkAll0"/><draw:control text:anchor-type="as-char" draw:z-index="2" draw:style-name="gr1" draw:text-style-name="P49" svg:width="0.345cm" svg:height="0.345cm" draw:control="control3"/></text:p>
      <text:p text:style-name="Text_20_body">Binary replication is more accurate than statement-based replication.</text:p>
      <text:p text:style-name="Standard"/>
      <text:p text:style-name="Standard"/>
      <text:p text:style-name="Standard"/>
      <text:p text:style-name="Standard"/>
      <text:p text:style-name="P2">Which of the following are true for replica sets in MongoDB?</text:p>
      <text:p text:style-name="P9">Check all answers that apply:</text:p>
      <text:p text:style-name="P10"><text:span text:style-name="Strong_20_Emphasis"><text:span text:style-name="T7">Attempts Remaining:</text:span></text:span><text:span text:style-name="T5">Correct Answer</text:span></text:p>
      <text:p text:style-name="P18">Replica set members have a fixed role assigned.</text:p>
      <text:p text:style-name="P18">We should always use arbiters.</text:p>
      <text:p text:style-name="P18">We can have up to 50 voting members in a replica set.</text:p>
      <text:p text:style-name="P19"><text:span text:style-name="T13">x </text:span>Replica sets provide high availability.</text:p>
      <text:p text:style-name="Standard"/>
      <text:p text:style-name="Standard"/>
      <text:p text:style-name="P6">Problem:</text:p>
      <text:p text:style-name="P3">Which of the following is/are true about setting up a replica set?</text:p>
      <text:p text:style-name="P9">Check all answers that apply:</text:p>
      <text:p text:style-name="P10"><text:span text:style-name="Strong_20_Emphasis"><text:span text:style-name="T7">Attempts Remaining:</text:span></text:span><text:span text:style-name="T5">Correct Answer</text:span></text:p>
      <text:p text:style-name="P20">All nodes in a replica set must be run on the same port.</text:p>
      <text:p text:style-name="P20">rs.initiate() must be run on every node in the replica set.</text:p>
      <text:p text:style-name="P21"><text:span text:style-name="T14">x </text:span>When connecting to a replica set, the mongo shell will redirect the connection to the primary node.</text:p>
      <text:p text:style-name="P21"><text:span text:style-name="T14">X </text:span>Enabling internal authentication in a replica set implicitly enables client authentication.</text:p>
      <text:p text:style-name="Standard"/>
      <text:p text:style-name="Standard"/>
      <text:p text:style-name="P6"><text:soft-page-break/>Problem:</text:p>
      <text:p text:style-name="P3">Which of the following fields are included in the replica set configuration document?</text:p>
      <text:p text:style-name="P9">Check all answers that apply:</text:p>
      <text:p text:style-name="P10"><text:span text:style-name="Strong_20_Emphasis"><text:span text:style-name="T7">Attempts Remaining:</text:span></text:span><text:span text:style-name="T5">Correct Answer</text:span></text:p>
      <text:p text:style-name="P20">writeConcern</text:p>
      <text:p text:style-name="P21"><text:span text:style-name="T15">x </text:span>_id</text:p>
      <text:p text:style-name="P20">hosts</text:p>
      <text:p text:style-name="P21"><text:span text:style-name="T15">x </text:span>members</text:p>
      <text:p text:style-name="P21"><text:span text:style-name="T15">x </text:span>settings</text:p>
      <text:p text:style-name="P22"/>
      <text:p text:style-name="P6">Problem:</text:p>
      <text:p text:style-name="P3">What information can be obtained from running rs.printReplicationInfo()?</text:p>
      <text:p text:style-name="P9">Check all answers that apply:</text:p>
      <text:p text:style-name="P17"><text:span text:style-name="Strong_20_Emphasis"><text:span text:style-name="T7">Attempts Remaining:</text:span></text:span><text:span text:style-name="T6">∞</text:span><text:span text:style-name="T8">Unlimited Attempts</text:span></text:p>
      <text:p text:style-name="P20">The last statement entered in the oplog.</text:p>
      <text:p text:style-name="P20">The current primary in the replica set.</text:p>
      <text:p text:style-name="P21"><text:span text:style-name="T16">x</text:span>The time of the latest entry in the oplog.</text:p>
      <text:p text:style-name="P20">The earliest statement entered in the oplog.</text:p>
      <text:p text:style-name="P21"><text:span text:style-name="T16">x</text:span>The time of the earliest entry in the oplog.</text:p>
      <text:p text:style-name="Standard"/>
      <text:p text:style-name="P2"><text:line-break/>Which of the following is true about reading and writing from secondaries?</text:p>
      <text:p text:style-name="P9">Check all answers that apply:</text:p>
      <text:p text:style-name="P10"><text:span text:style-name="Strong_20_Emphasis"><text:span text:style-name="T7">Attempts Remaining:</text:span></text:span><text:span text:style-name="T5">Correct Answer</text:span></text:p>
      <text:p text:style-name="P18">Running rs.slaveOk() allows us to read and write from secondaries.</text:p>
      <text:p text:style-name="P18">Connecting to the replica set will automatically connect to a secondary node.</text:p>
      <text:p text:style-name="P19"><text:span text:style-name="T17">X </text:span>We have to run rs.slaveOk() before we can read from secondary nodes.</text:p>
      <text:p text:style-name="Standard"/>
      <text:p text:style-name="Standard"/>
      <text:p text:style-name="P6">Problem:</text:p>
      <text:p text:style-name="P3">Which of the following is true about elections?</text:p>
      <text:p text:style-name="P9">Check all answers that apply:</text:p>
      <text:p text:style-name="P10"><text:span text:style-name="Strong_20_Emphasis"><text:span text:style-name="T7">Attempts Remaining:</text:span></text:span><text:span text:style-name="T5">Correct Answer</text:span></text:p>
      <text:p text:style-name="P20"><text:soft-page-break/>Elections can take place anytime while the primary is available.</text:p>
      <text:p text:style-name="P20">All nodes have an equal chance to become primary.</text:p>
      <text:p text:style-name="P21"><text:span text:style-name="T18">X </text:span>Nodes with higher priority are more likely to be elected primary.</text:p>
      <text:p text:style-name="P21"><text:span text:style-name="T18">X </text:span>Nodes with priority 0 cannot be elected primary.</text:p>
      <text:p text:style-name="Standard"/>
      <text:p text:style-name="P6">Problem:</text:p>
      <text:p text:style-name="P3">Consider a 3-member replica set, where one secondary is offline. Which of the following write concern levels can still return successfully?</text:p>
      <text:p text:style-name="P9">Check all answers that apply:</text:p>
      <text:p text:style-name="P10"><text:span text:style-name="Strong_20_Emphasis"><text:span text:style-name="T7">Attempts Remaining:</text:span></text:span><text:span text:style-name="T5">Correct Answer</text:span></text:p>
      <text:p text:style-name="P20">3</text:p>
      <text:p text:style-name="P20">online</text:p>
      <text:p text:style-name="P20">all</text:p>
      <text:p text:style-name="P21"><text:span text:style-name="T19">x </text:span>majority</text:p>
      <text:p text:style-name="Standard"/>
      <text:p text:style-name="Standard"/>
      <text:p text:style-name="P6">Problem:</text:p>
      <text:p text:style-name="P3">Consider a 3-member replica set, where one secondary is offline. Which of the following write concern levels can still return successfully?</text:p>
      <text:p text:style-name="P9">Check all answers that apply:</text:p>
      <text:p text:style-name="P10"><text:span text:style-name="Strong_20_Emphasis"><text:span text:style-name="T7">Attempts Remaining:</text:span></text:span><text:span text:style-name="T5">Correct Answer</text:span></text:p>
      <text:p text:style-name="P20">3</text:p>
      <text:p text:style-name="P20">online</text:p>
      <text:p text:style-name="P20">all</text:p>
      <text:p text:style-name="P21"><text:span text:style-name="T20">x </text:span>majority</text:p>
      <text:p text:style-name="P21"/>
      <text:p text:style-name="P21"/>
      <text:p text:style-name="P21"/>
      <text:p text:style-name="P21"/>
      <text:p text:style-name="P21">Problem:</text:p>
      <text:p text:style-name="P4"><text:span text:style-name="T11">In this lab, you will attempt to write data with a </text:span><text:span text:style-name="Teletype"><text:span text:style-name="T11">writeConcern</text:span></text:span><text:span text:style-name="T11"> to a replica set where one node has failed.</text:span></text:p>
      <text:p text:style-name="P16"><text:span text:style-name="T11">In order to simulate a node failure within your replica set, you will connect to the node individually and shut it down. Connecting back to the replica set and running </text:span><text:span text:style-name="Teletype"><text:span text:style-name="T11">rs.status()</text:span></text:span><text:span text:style-name="T11"> should show the failing node with a description like this:</text:span></text:p>
      <text:p text:style-name="P11"><text:soft-page-break/>{</text:p>
      <text:p text:style-name="P25"><text:s text:c="2"/><text:span text:style-name="T21">"name" : "m103:27001",</text:span></text:p>
      <text:p text:style-name="P25"><text:s text:c="2"/><text:span text:style-name="T21">"health" : 0,</text:span></text:p>
      <text:p text:style-name="P25"><text:s text:c="2"/><text:span text:style-name="T21">"stateStr" : "(not reachable/healthy)",</text:span></text:p>
      <text:p text:style-name="P25"><text:s text:c="2"/><text:span text:style-name="T21">"lastHeartbeatMessage" : "Connection refused",</text:span></text:p>
      <text:p text:style-name="P25"><text:s text:c="2"/><text:span text:style-name="T21">"configVersion" : -1</text:span></text:p>
      <text:p text:style-name="P26">}</text:p>
      <text:p text:style-name="P15">With one of your nodes down, attempt to insert a document in your replica set by running the following commands:</text:p>
      <text:p text:style-name="P11">use testDatabase</text:p>
      <text:p text:style-name="P26">db.new_data.insert({"m103": "very fun"}, { writeConcern: { w: 3, wtimeout: 1000 }})</text:p>
      <text:p text:style-name="P16"><text:span text:style-name="T11">This will attempt to insert one record into a collection called</text:span><text:span text:style-name="Teletype"><text:span text:style-name="T11">testDatabase.new_data</text:span></text:span><text:span text:style-name="T11">, while verifying that 3 nodes registered the write. It should return an error, because only 2 nodes are healthy.</text:span></text:p>
      <text:p text:style-name="P16"><text:span text:style-name="T11">Given the output of the insert command, and your knowledge of </text:span><text:span text:style-name="Teletype"><text:span text:style-name="T11">writeConcern</text:span></text:span><text:span text:style-name="T11">, check all that apply:</text:span></text:p>
      <text:p text:style-name="P9">Check all answers that apply:</text:p>
      <text:p text:style-name="P10"><text:span text:style-name="Strong_20_Emphasis"><text:span text:style-name="T7">Attempts Remaining:</text:span></text:span><text:span text:style-name="T5">Correct Answer</text:span></text:p>
      <text:p text:style-name="P23"><text:span text:style-name="T11">The write operation will always return with an error, even if </text:span><text:span text:style-name="Teletype"><text:span text:style-name="T11">wtimeout</text:span></text:span><text:span text:style-name="T11"> is not specified.</text:span></text:p>
      <text:p text:style-name="P23"><text:span text:style-name="Teletype"><text:span text:style-name="T11">w: "majority"</text:span></text:span><text:span text:style-name="T11"> would also cause this write operation to return with an error.</text:span></text:p>
      <text:p text:style-name="P21"><text:span text:style-name="T22">X </text:span>The unhealthy node will be receiving the inserted document when it is brought back online.</text:p>
      <text:p text:style-name="P23"><text:span text:style-name="T10">X </text:span><text:span text:style-name="T9">When a </text:span><text:span text:style-name="Teletype"><text:span text:style-name="T9">writeConcernError</text:span></text:span><text:span text:style-name="T9"> occurs, the document is still written to the healthy nodes.</text:span></text:p>
      <text:p text:style-name="P21"/>
      <text:p text:style-name="Standard"/>
      <text:p text:style-name="Standard"/>
      <text:p text:style-name="Standard"/>
      <text:p text:style-name="P6">Problem:</text:p>
      <text:p text:style-name="P3"><text:soft-page-break/>Which of the following read concerns only return data from write operations that have been committed to a majority of nodes?</text:p>
      <text:p text:style-name="P9">Check all answers that apply:</text:p>
      <text:p text:style-name="P10"><text:span text:style-name="Strong_20_Emphasis"><text:span text:style-name="T7">Attempts Remaining:</text:span></text:span><text:span text:style-name="T5">Correct Answer</text:span></text:p>
      <text:p text:style-name="P21"><text:span text:style-name="T23">x </text:span>linearizable</text:p>
      <text:p text:style-name="P20">local</text:p>
      <text:p text:style-name="P21"><text:span text:style-name="T23">x </text:span>majority</text:p>
      <text:p text:style-name="P20">available</text:p>
      <text:p text:style-name="Standard"/>
      <text:p text:style-name="Standard"/>
      <text:p text:style-name="Standard"/>
      <text:p text:style-name="P12">Problem:</text:p>
      <text:p text:style-name="P3">Which of the following read preference options may result in stale data?</text:p>
      <text:p text:style-name="P9">Check all answers that apply:</text:p>
      <text:p text:style-name="P10"><text:span text:style-name="Strong_20_Emphasis"><text:span text:style-name="T7">Attempts Remaining:</text:span></text:span><text:span text:style-name="T5">Correct Answer</text:span></text:p>
      <text:p text:style-name="P21"><text:span text:style-name="T24">x</text:span>secondaryPreferred</text:p>
      <text:p text:style-name="P21"><text:span text:style-name="T24">x</text:span>nearest</text:p>
      <text:p text:style-name="P21"><text:span text:style-name="T24">x</text:span>primaryPreferred</text:p>
      <text:p text:style-name="P21"><text:span text:style-name="T24">x</text:span>secondary</text:p>
      <text:p text:style-name="P20">primary</text:p>
      <text:p text:style-name="P1"/>
      <text:p text:style-name="P1"/>
      <text:p text:style-name="P1"/>
      <text:p text:style-name="P28"/>
      <text:p text:style-name="P29">True or False: Shard keys are mutable.</text:p>
      <text:p text:style-name="P39">Choose the best answer:</text:p>
      <text:p text:style-name="P41"><text:span text:style-name="Strong_20_Emphasis"><text:span text:style-name="T7">Attempts Remaining:</text:span></text:span><text:span text:style-name="T5">Correct Answer</text:span></text:p>
      <text:p text:style-name="P31">True</text:p>
      <text:p text:style-name="P33"><text:span text:style-name="T25">x </text:span>False</text:p>
      <text:p text:style-name="P33"/>
      <text:p text:style-name="P33"/>
      <text:p text:style-name="P34"><text:line-break/>Chapter 3: Sharding</text:p>
      <text:h text:style-name="P27" text:outline-level="3">Picking a Good Shard Key</text:h>
      <text:p text:style-name="P5">Problem:</text:p>
      <text:p text:style-name="P14">Which of the following are indicators that a field or fields are a good shard key choice?</text:p>
      <text:p text:style-name="P8"><text:soft-page-break/>Check all answers that apply:</text:p>
      <text:p text:style-name="P47"><text:span text:style-name="Strong_20_Emphasis"><text:span text:style-name="T1">Attempts Remaining:</text:span></text:span><text:span text:style-name="T4">∞</text:span><text:span text:style-name="T2">Unlimited Attempts</text:span></text:p>
      <text:p text:style-name="P18"><text:bookmark text:name="checkAll3"/><draw:control text:anchor-type="as-char" draw:z-index="3" draw:style-name="gr1" draw:text-style-name="P49" svg:width="0.345cm" svg:height="0.345cm" draw:control="control4"/></text:p>
      <text:p text:style-name="P13"><text:span text:style-name="T26">x</text:span>Low Frequency</text:p>
      <text:p text:style-name="P18"><text:bookmark text:name="checkAll4"/><draw:control text:anchor-type="as-char" draw:z-index="4" draw:style-name="gr1" draw:text-style-name="P49" svg:width="0.345cm" svg:height="0.345cm" draw:control="control5"/></text:p>
      <text:p text:style-name="P44">Indexed</text:p>
      <text:p text:style-name="P18"><text:bookmark text:name="checkAll11"/><draw:control text:anchor-type="as-char" draw:z-index="5" draw:style-name="gr1" draw:text-style-name="P49" svg:width="0.345cm" svg:height="0.345cm" draw:control="control6"/></text:p>
      <text:p text:style-name="P13"><text:span text:style-name="T26">x</text:span>High Cardinality</text:p>
      <text:p text:style-name="P19"><text:bookmark text:name="checkAll21"/><draw:control text:anchor-type="as-char" draw:z-index="6" draw:style-name="gr1" draw:text-style-name="P49" svg:width="0.345cm" svg:height="0.345cm" draw:control="control7"/></text:p>
      <text:p text:style-name="P13"><text:span text:style-name="T26">x</text:span>Non-monotonic change</text:p>
      <text:p text:style-name="P18"><text:bookmark text:name="checkAll01"/><draw:control text:anchor-type="as-char" draw:z-index="7" draw:style-name="gr1" draw:text-style-name="P49" svg:width="0.345cm" svg:height="0.345cm" draw:control="control8"/></text:p>
      <text:p text:style-name="Text_20_body">Monotonic change</text:p>
      <text:p text:style-name="P33"/>
      <text:p text:style-name="P33"/>
      <text:p text:style-name="P33"/>
      <text:p text:style-name="P36">Problem:</text:p>
      <text:p text:style-name="P3">Which of the following functions does Hashed Sharding support?</text:p>
      <text:p text:style-name="P9">Check all answers that apply:</text:p>
      <text:p text:style-name="P17"><text:span text:style-name="Strong_20_Emphasis"><text:span text:style-name="T7">Attempts Remaining:</text:span></text:span><text:span text:style-name="T6">∞</text:span><text:span text:style-name="T8">Unlimited Attempts</text:span></text:p>
      <text:p text:style-name="P20">Even distribution of a monotonically changing shard key field in a compound index</text:p>
      <text:p text:style-name="P20">Fast sorts on the shard key</text:p>
      <text:p text:style-name="P20">Targeted queries on a range of shard key values</text:p>
      <text:p text:style-name="P21"><text:span text:style-name="T27">x </text:span>Even distribution of a monotonically changing shard key field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, monospace"/>
    <style:font-face style:name="akzidenz" svg:font-family="akzidenz, apple-system, BlinkMacSystemFont, 'Segoe UI', Helvetica, Arial, sans-serif, 'Apple Color Emoji', 'Segoe UI Emoji', 'Segoe UI Symbol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1:18:17.162891580</meta:creation-date>
    <dc:date>2019-03-05T22:12:04.843630019</dc:date>
    <meta:editing-duration>P3DT9H16M32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6" meta:paragraph-count="141" meta:word-count="844" meta:character-count="5406" meta:non-whitespace-character-count="4685"/>
  </office:meta>
</office:document-meta>
</file>